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ial Black" svg:font-family="'Arial Black'" style:font-pitch="variable"/>
    <style:font-face style:name="Cabin" svg:font-family="Cabin" style:font-pitch="variable"/>
    <style:font-face style:name="Comfortaa" svg:font-family="Comfortaa" style:font-pitch="variable"/>
    <style:font-face style:name="GFS Didot Rg" svg:font-family="'GFS Didot Rg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1cm" fo:min-width="0cm"/>
    </style:style>
    <style:style style:name="P1" style:family="paragraph">
      <style:text-properties fo:color="#eeeeee" style:font-name="Ubuntu" fo:font-size="72pt" fo:font-weight="bold" style:font-size-asian="72pt" style:font-weight-asian="bold" style:font-size-complex="72pt" style:font-weight-complex="bold"/>
    </style:style>
    <style:style style:name="P2" style:family="paragraph">
      <style:text-properties fo:color="#eeeeee" style:font-name="Arial Black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P3" style:family="paragraph">
      <style:text-properties fo:color="#eeeeee" style:font-name="Comfortaa" fo:font-size="72pt" fo:font-weight="bold" style:font-size-asian="72pt" style:font-weight-asian="bold" style:font-size-complex="72pt" style:font-weight-complex="bold"/>
    </style:style>
    <style:style style:name="P4" style:family="paragraph">
      <style:text-properties fo:color="#eeeeee" style:font-name="Abyssinica SIL"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P5" style:family="paragraph">
      <style:text-properties fo:color="#eeeeee" style:font-name="Comic Sans MS" fo:font-size="72pt" fo:font-weight="bold" style:font-size-asian="72pt" style:font-weight-asian="bold" style:font-size-complex="72pt" style:font-weight-complex="bold"/>
    </style:style>
    <style:style style:name="P6" style:family="paragraph">
      <style:text-properties fo:color="#eeeeee" style:font-name="GFS Didot Rg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style:style style:name="T1" style:family="text">
      <style:text-properties fo:color="#eeeeee" style:font-name="Ubuntu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eeeeee" style:font-name="Arial Black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3" style:family="text">
      <style:text-properties fo:color="#eeeeee" style:font-name="Comfortaa"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eeeee" style:font-name="Abyssinica SIL"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5" style:family="text">
      <style:text-properties fo:color="#eeeeee" style:font-name="Comic Sans MS" fo:font-size="72pt" fo:font-weight="bold" style:font-size-asian="72pt" style:font-weight-asian="bold" style:font-size-complex="72pt" style:font-weight-complex="bold"/>
    </style:style>
    <style:style style:name="T6" style:family="text">
      <style:text-properties fo:color="#eeeeee" style:font-name="GFS Didot Rg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46cm" svg:height="3.105cm" svg:x="1.074cm" svg:y="1.07cm">
          <draw:text-box>
            <text:p text:style-name="P1"><text:span text:style-name="T1">TOdO</text:span></text:p>
          </draw:text-box>
        </draw:frame>
        <draw:frame draw:style-name="gr1" draw:text-style-name="P2" draw:layer="layout" svg:width="7.919cm" svg:height="3.54cm" svg:x="8.194cm" svg:y="1.651cm">
          <draw:text-box>
            <text:p text:style-name="P2"><text:span text:style-name="T2">TOdO</text:span></text:p>
          </draw:text-box>
        </draw:frame>
        <draw:frame draw:style-name="gr1" draw:text-style-name="P3" draw:layer="layout" svg:width="7.97cm" svg:height="3.43cm" svg:x="16.525cm" svg:y="1cm">
          <draw:text-box>
            <text:p text:style-name="P3"><text:span text:style-name="T3">TOdO</text:span></text:p>
          </draw:text-box>
        </draw:frame>
        <draw:frame draw:style-name="gr2" draw:text-style-name="P4" draw:layer="layout" svg:width="8.435cm" svg:height="3.079cm" svg:x="1.074cm" svg:y="4.372cm">
          <draw:text-box>
            <text:p text:style-name="P4"><text:span text:style-name="T4">TOdO</text:span></text:p>
          </draw:text-box>
        </draw:frame>
        <draw:frame draw:style-name="gr2" draw:text-style-name="P5" draw:layer="layout" svg:width="10.594cm" svg:height="3.794cm" svg:x="9.964cm" svg:y="4.556cm">
          <draw:text-box>
            <text:p text:style-name="P5"><text:span text:style-name="T5">TOdO</text:span></text:p>
          </draw:text-box>
        </draw:frame>
        <draw:frame draw:style-name="gr1" draw:text-style-name="P6" draw:layer="layout" svg:width="8.507cm" svg:height="3.676cm" svg:x="17.891cm" svg:y="3.921cm">
          <draw:text-box>
            <text:p text:style-name="P6"><text:span text:style-name="T6">TO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Arial Black" svg:font-family="'Arial Black'" style:font-pitch="variable"/>
    <style:font-face style:name="Cabin" svg:font-family="Cabin" style:font-pitch="variable"/>
    <style:font-face style:name="Comfortaa" svg:font-family="Comfortaa" style:font-pitch="variable"/>
    <style:font-face style:name="GFS Didot Rg" svg:font-family="'GFS Didot Rg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57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2T10:10:07.646531746</meta:creation-date>
    <dc:date>2015-07-12T10:27:45.990609290</dc:date>
    <meta:editing-duration>PT13M</meta:editing-duration>
    <meta:editing-cycles>4</meta:editing-cycles>
    <meta:generator>LibreOffice/4.2.8.2$Linux_x86 LibreOffice_project/420m0$Build-2</meta:generator>
    <meta:document-statistic meta:object-count="6"/>
  </office:meta>
</office:document-meta>
</file>